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Key Points:</text:h>
      <text:list text:style-name="L1">
        <text:list-item>
          <text:p text:style-name="P1"><text:span text:style-name="Strong_20_Emphasis">User Input for Threads:</text:span></text:p>
          <text:list>
            <text:list-item>
              <text:p text:style-name="P2">The program starts by prompting the user to enter the number of threads (<text:span text:style-name="Source_20_Text">num_threads</text:span>) they wish to use. This value is read using <text:span text:style-name="Source_20_Text">scanf</text:span>.</text:p>
            </text:list-item>
          </text:list>
        </text:list-item>
        <text:list-item>
          <text:p text:style-name="P1"><text:span text:style-name="Strong_20_Emphasis">OpenMP Setup:</text:span></text:p>
          <text:list>
            <text:list-item>
              <text:p text:style-name="P2"><text:span text:style-name="Source_20_Text">omp_set_num_threads(num_threads);</text:span>: Sets the number of threads to be used by OpenMP for parallel execution based on the user input.</text:p>
            </text:list-item>
          </text:list>
        </text:list-item>
        <text:list-item>
          <text:p text:style-name="P1"><text:span text:style-name="Strong_20_Emphasis">Sequential Execution:</text:span></text:p>
          <text:list>
            <text:list-item>
              <text:p text:style-name="P2">Before entering the parallel region, the program performs a sequential execution using a <text:span text:style-name="Source_20_Text">for</text:span> loop. It prints 'Hello, World' for each thread sequentially from <text:span text:style-name="Source_20_Text">0</text:span> to <text:span text:style-name="Source_20_Text">num_threads - 1</text:span>.</text:p>
            </text:list-item>
          </text:list>
        </text:list-item>
        <text:list-item>
          <text:p text:style-name="P1"><text:span text:style-name="Strong_20_Emphasis">Parallel Execution:</text:span></text:p>
          <text:list>
            <text:list-item>
              <text:p text:style-name="P2"><text:span text:style-name="Source_20_Text">#pragma omp parallel</text:span>: Begins a parallel region where each thread executes independently.</text:p>
            </text:list-item>
            <text:list-item>
              <text:p text:style-name="P2"><text:span text:style-name="Source_20_Text">omp_get_thread_num()</text:span>: Retrieves the thread number of the current thread within the parallel region. This number is then used to print 'Hello, World' from each thread in parallel.</text:p>
            </text:list-item>
          </text:list>
        </text:list-item>
        <text:list-item>
          <text:p text:style-name="P1"><text:span text:style-name="Strong_20_Emphasis">Output Format:</text:span></text:p>
          <text:list>
            <text:list-item>
              <text:p text:style-name="P1">The program clearly distinguishes between sequential and parallel executions in its output. It labels each print statement to indicate whether it's executing sequentially or in parallel.</text:p>
            </text:list-item>
          </text:list>
        </text:list-item>
      </text:list>
      <text:h text:style-name="Heading_20_3" text:outline-level="3">Analysis:</text:h>
      <text:list text:style-name="L2">
        <text:list-item>
          <text:p text:style-name="P3"><text:span text:style-name="Strong_20_Emphasis">Functionality:</text:span></text:p>
          <text:list>
            <text:list-item>
              <text:p text:style-name="P4">The program effectively demonstrates how to use OpenMP to execute code in parallel. It allows the user to dynamically specify the number of threads, which can be beneficial for optimizing performance on multi-core processors.</text:p>
            </text:list-item>
          </text:list>
        </text:list-item>
        <text:list-item>
          <text:p text:style-name="P3"><text:span text:style-name="Strong_20_Emphasis">OpenMP Directives:</text:span></text:p>
          <text:list>
            <text:list-item>
              <text:p text:style-name="P4"><text:span text:style-name="Source_20_Text">omp_set_num_threads</text:span> and <text:span text:style-name="Source_20_Text">#pragma omp parallel</text:span> are used to control the number of threads and define the parallel region, respectively.</text:p>
            </text:list-item>
            <text:list-item>
              <text:p text:style-name="P4">These directives encapsulate the parallelism, making it straightforward to write and understand parallel code without dealing with low-level threading details.</text:p>
            </text:list-item>
          </text:list>
        </text:list-item>
        <text:list-item>
          <text:p text:style-name="P3"><text:span text:style-name="Strong_20_Emphasis">Thread Numbering:</text:span></text:p>
          <text:list>
            <text:list-item>
              <text:p text:style-name="P4">In both sequential and parallel sections, <text:span text:style-name="Source_20_Text">omp_get_thread_num()</text:span> is used to retrieve the thread ID. This shows how OpenMP manages thread creation and identification within parallel regions.</text:p>
            </text:list-item>
          </text:list>
        </text:list-item>
        <text:list-item>
          <text:p text:style-name="P3"><text:span text:style-name="Strong_20_Emphasis">Output Order in Parallel Execution:</text:span></text:p>
          <text:list>
            <text:list-item>
              <text:p text:style-name="P4">The order in which threads print their messages in the parallel section may vary with each execution due to the concurrent nature of parallel execution. This variability is a <text:soft-page-break/>characteristic of parallel programming and demonstrates the non-deterministic behavior of threads.</text:p>
            </text:list-item>
          </text:list>
        </text:list-item>
        <text:list-item>
          <text:p text:style-name="P3"><text:span text:style-name="Strong_20_Emphasis">Impact of </text:span><text:span text:style-name="Strong_20_Emphasis"><text:span text:style-name="Source_20_Text">omp_set_num_threads</text:span></text:span><text:span text:style-name="Strong_20_Emphasis">:</text:span></text:p>
          <text:list>
            <text:list-item>
              <text:p text:style-name="P4">Setting the number of threads dynamically allows the program to adapt to different hardware configurations and workload requirements. Users can optimize performance by experimenting with different thread counts.</text:p>
            </text:list-item>
          </text:list>
        </text:list-item>
        <text:list-item>
          <text:p text:style-name="P3"><text:span text:style-name="Strong_20_Emphasis">Educational Value:</text:span></text:p>
          <text:list>
            <text:list-item>
              <text:p text:style-name="P3">This program serves as an educational example of basic parallel programming with OpenMP. It introduces fundamental concepts such as parallel regions, thread management, and dynamic thread count setting.</text:p>
            </text:list-item>
          </text:list>
        </text:list-item>
      </text:list>
      <text:h text:style-name="Heading_20_3" text:outline-level="3">Conclusion:</text:h>
      <text:p text:style-name="Text_20_body">The provided C program effectively demonstrates how to utilize OpenMP for parallel programming, starting with user input for thread count and proceeding to execute 'Hello, World' both sequentially and in parallel. It showcases the simplicity and power of OpenMP directives in managing parallelism and offers insights into the behavior of threads in parallel execution environments. This analysis highlights the importance of understanding parallel programming concepts for optimizing performance in multi-core and multi-threaded system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5T18:46:38.973167113</meta:creation-date>
    <dc:date>2024-07-25T18:46:57.579218972</dc:date>
    <meta:editing-duration>PT21S</meta:editing-duration>
    <meta:editing-cycles>1</meta:editing-cycles>
    <meta:document-statistic meta:table-count="0" meta:image-count="0" meta:object-count="0" meta:page-count="2" meta:paragraph-count="28" meta:word-count="460" meta:character-count="3104" meta:non-whitespace-character-count="2696"/>
    <meta:generator>LibreOffice/24.2.2.2$Linux_X86_64 LibreOffice_project/420$Build-2</meta:generator>
  </office:meta>
</office:document-meta>
</file>